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cm"/>
    </style:style>
    <style:style style:name="gr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paragraph-properties fo:text-align="end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38cm" svg:height="1.677cm" svg:x="5.491cm" svg:y="5.167cm">
          <text:p text:style-name="P1">Mappin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638cm" svg:height="1.117cm" svg:x="5.491cm" svg:y="6.894cm">
          <text:p text:style-name="P1"><text:span text:style-name="T1">post synaptic</text:span></text:p>
          <text:p text:style-name="P1"><text:span text:style-name="T1">comput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25cm" svg:height="1.371cm" svg:x="5.999cm" svg:y="12.127cm">
          <text:p text:style-name="P1"><text:span text:style-name="T1">temporal information</text:span></text:p>
          <text:p text:style-name="P1"><text:span text:style-name="T1">storage in grid-cl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74cm" svg:height="3.098cm" svg:x="5.44cm" svg:y="8.06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6.02cm" svg:y="8.0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6.599cm" svg:y="8.0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7.178cm" svg:y="8.0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7.758cm" svg:y="8.0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8.337cm" svg:y="8.0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8.916cm" svg:y="8.0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9.496cm" svg:y="8.0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10.075cm" svg:y="8.0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10.655cm" svg:y="8.06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846cm" svg:y1="11.263cm" svg:x2="6.811cm" svg:y2="12.025cm">
          <text:p/>
        </draw:line>
        <draw:line draw:style-name="gr4" draw:text-style-name="P1" draw:layer="layout" svg:x1="8.539cm" svg:y1="11.263cm" svg:x2="8.539cm" svg:y2="11.974cm">
          <text:p/>
        </draw:line>
        <draw:line draw:style-name="gr4" draw:text-style-name="P1" draw:layer="layout" svg:x1="10.774cm" svg:y1="11.263cm" svg:x2="9.91cm" svg:y2="12.075cm">
          <text:p/>
        </draw:line>
        <draw:custom-shape draw:style-name="gr2" draw:text-style-name="P2" draw:layer="layout" svg:width="5.638cm" svg:height="1.117cm" svg:x="5.593cm" svg:y="14.412cm">
          <text:p text:style-name="P1"><text:span text:style-name="T1">pre synaptic</text:span></text:p>
          <text:p text:style-name="P1"><text:span text:style-name="T1">computa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5.542cm" svg:y="15.5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6.122cm" svg:y="15.5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6.701cm" svg:y="15.5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7.28cm" svg:y="15.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7.86cm" svg:y="15.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8.439cm" svg:y="15.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9.018cm" svg:y="15.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9.598cm" svg:y="15.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10.177cm" svg:y="15.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10.757cm" svg:y="15.5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218cm" svg:y1="13.599cm" svg:x2="5.846cm" svg:y2="15.327cm">
          <text:p/>
        </draw:line>
        <draw:line draw:style-name="gr4" draw:text-style-name="P1" draw:layer="layout" svg:x1="8.488cm" svg:y1="13.701cm" svg:x2="8.488cm" svg:y2="14.412cm">
          <text:p/>
        </draw:line>
        <draw:line draw:style-name="gr4" draw:text-style-name="P1" draw:layer="layout" svg:x1="9.86cm" svg:y1="13.549cm" svg:x2="10.825cm" svg:y2="15.428cm">
          <text:p/>
        </draw:line>
        <draw:custom-shape draw:style-name="gr1" draw:text-style-name="P2" draw:layer="layout" svg:width="5.436cm" svg:height="1.371cm" svg:x="5.694cm" svg:y="19.696cm">
          <text:p text:style-name="P1"><text:span text:style-name="T1">collecting 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897cm" svg:y1="18.832cm" svg:x2="6.862cm" svg:y2="19.594cm">
          <text:p/>
        </draw:line>
        <draw:line draw:style-name="gr4" draw:text-style-name="P1" draw:layer="layout" svg:x1="8.59cm" svg:y1="18.832cm" svg:x2="8.59cm" svg:y2="19.543cm">
          <text:p/>
        </draw:line>
        <draw:line draw:style-name="gr4" draw:text-style-name="P1" draw:layer="layout" svg:x1="10.825cm" svg:y1="18.832cm" svg:x2="9.961cm" svg:y2="19.644cm">
          <text:p/>
        </draw:line>
        <draw:frame draw:style-name="gr5" draw:text-style-name="P3" draw:layer="layout" svg:width="3.601cm" svg:height="1.275cm" svg:x="1.331cm" svg:y="5.516cm">
          <draw:text-box>
            <text:p><text:span text:style-name="T2">embarrassingly</text:span></text:p>
            <text:p><text:span text:style-name="T2">parallel</text:span></text:p>
          </draw:text-box>
        </draw:frame>
        <draw:frame draw:style-name="gr6" draw:text-style-name="P4" draw:layer="layout" svg:width="2.885cm" svg:height="1.098cm" svg:x="1.793cm" svg:y="8.977cm">
          <draw:text-box>
            <text:p text:style-name="P4"><text:span text:style-name="T3">embarrassingly</text:span></text:p>
            <text:p text:style-name="P4"><text:span text:style-name="T3">parallel</text:span></text:p>
          </draw:text-box>
        </draw:frame>
        <draw:custom-shape draw:style-name="gr7" draw:text-style-name="P1" draw:layer="layout" svg:width="0.508cm" svg:height="1.422cm" svg:x="4.779cm" svg:y="5.369cm">
          <text:p/>
          <draw:enhanced-geometry svg:viewBox="0 0 21600 21600" draw:text-areas="0 ?f0 ?f5 ?f2" draw:type="right-arrow" draw:modifiers="9717.87819253438 5373.4364019676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0.508cm" svg:height="1.422cm" svg:x="4.729cm" svg:y="8.874cm">
          <text:p/>
          <draw:enhanced-geometry svg:viewBox="0 0 21600 21600" draw:text-areas="0 ?f0 ?f5 ?f2" draw:type="right-arrow" draw:modifiers="9717.87819253438 5373.4364019676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0.508cm" svg:height="1.422cm" svg:x="4.779cm" svg:y="16.494cm">
          <text:p/>
          <draw:enhanced-geometry svg:viewBox="0 0 21600 21600" draw:text-areas="0 ?f0 ?f5 ?f2" draw:type="right-arrow" draw:modifiers="9717.87819253438 5373.4364019676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0.508cm" svg:height="1.422cm" draw:transform="rotate (-1.5707963267949) translate (9.141cm 4.354cm)">
          <text:p/>
          <draw:enhanced-geometry svg:viewBox="0 0 21600 21600" draw:text-areas="0 ?f0 ?f5 ?f2" draw:type="right-arrow" draw:modifiers="9717.87819253438 5373.4364019676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2.585cm" svg:height="0.763cm" svg:x="7.115cm" svg:y="3.337cm">
          <draw:text-box>
            <text:p><text:span text:style-name="T2">sequential</text:span></text:p>
          </draw:text-box>
        </draw:frame>
        <draw:custom-shape draw:style-name="gr7" draw:text-style-name="P1" draw:layer="layout" svg:width="0.508cm" svg:height="1.422cm" draw:transform="rotate (-1.5707963267949) translate (15.74cm 4.303cm)">
          <text:p/>
          <draw:enhanced-geometry svg:viewBox="0 0 21600 21600" draw:text-areas="0 ?f0 ?f5 ?f2" draw:type="right-arrow" draw:modifiers="9717.87819253438 5373.4364019676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2.585cm" svg:height="0.763cm" svg:x="13.714cm" svg:y="3.286cm">
          <draw:text-box>
            <text:p><text:span text:style-name="T2">sequential</text:span></text:p>
          </draw:text-box>
        </draw:frame>
        <draw:frame draw:style-name="gr6" draw:text-style-name="P4" draw:layer="layout" svg:width="2.885cm" svg:height="1.098cm" svg:x="1.783cm" svg:y="16.699cm">
          <draw:text-box>
            <text:p text:style-name="P4"><text:span text:style-name="T3">embarrassingly</text:span></text:p>
            <text:p text:style-name="P4"><text:span text:style-name="T3">parallel</text:span></text:p>
          </draw:text-box>
        </draw:frame>
        <draw:custom-shape draw:style-name="gr1" draw:text-style-name="P1" draw:layer="layout" svg:width="5.638cm" svg:height="1.677cm" svg:x="12.54cm" svg:y="5.116cm">
          <text:p text:style-name="P1">Mappin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638cm" svg:height="1.117cm" svg:x="12.54cm" svg:y="6.843cm">
          <text:p text:style-name="P1"><text:span text:style-name="T1">post synaptic</text:span></text:p>
          <text:p text:style-name="P1"><text:span text:style-name="T1">comput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25cm" svg:height="1.371cm" svg:x="13.048cm" svg:y="12.076cm">
          <text:p text:style-name="P1"><text:span text:style-name="T1">temporal information</text:span></text:p>
          <text:p text:style-name="P1"><text:span text:style-name="T1">storage in grid-cl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74cm" svg:height="3.098cm" svg:x="12.489cm" svg:y="8.0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13.069cm" svg:y="8.0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13.648cm" svg:y="8.0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14.227cm" svg:y="8.0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14.807cm" svg:y="8.0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15.386cm" svg:y="8.0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15.965cm" svg:y="8.0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16.545cm" svg:y="8.0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17.124cm" svg:y="8.0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17.704cm" svg:y="8.01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895cm" svg:y1="11.212cm" svg:x2="13.86cm" svg:y2="11.974cm">
          <text:p/>
        </draw:line>
        <draw:line draw:style-name="gr4" draw:text-style-name="P1" draw:layer="layout" svg:x1="15.588cm" svg:y1="11.212cm" svg:x2="15.588cm" svg:y2="11.923cm">
          <text:p/>
        </draw:line>
        <draw:line draw:style-name="gr4" draw:text-style-name="P1" draw:layer="layout" svg:x1="17.823cm" svg:y1="11.212cm" svg:x2="16.959cm" svg:y2="12.024cm">
          <text:p/>
        </draw:line>
        <draw:custom-shape draw:style-name="gr2" draw:text-style-name="P2" draw:layer="layout" svg:width="5.638cm" svg:height="1.117cm" svg:x="12.642cm" svg:y="14.361cm">
          <text:p text:style-name="P1"><text:span text:style-name="T1">pre synaptic</text:span></text:p>
          <text:p text:style-name="P1"><text:span text:style-name="T1">computa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12.591cm" svg:y="15.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13.171cm" svg:y="15.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13.75cm" svg:y="15.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14.329cm" svg:y="15.5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14.909cm" svg:y="15.5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15.488cm" svg:y="15.5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16.067cm" svg:y="15.5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16.647cm" svg:y="15.5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17.226cm" svg:y="15.5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74cm" svg:height="3.098cm" svg:x="17.806cm" svg:y="15.52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267cm" svg:y1="13.548cm" svg:x2="12.895cm" svg:y2="15.276cm">
          <text:p/>
        </draw:line>
        <draw:line draw:style-name="gr4" draw:text-style-name="P1" draw:layer="layout" svg:x1="15.537cm" svg:y1="13.65cm" svg:x2="15.537cm" svg:y2="14.361cm">
          <text:p/>
        </draw:line>
        <draw:line draw:style-name="gr4" draw:text-style-name="P1" draw:layer="layout" svg:x1="16.909cm" svg:y1="13.498cm" svg:x2="17.874cm" svg:y2="15.377cm">
          <text:p/>
        </draw:line>
        <draw:custom-shape draw:style-name="gr1" draw:text-style-name="P2" draw:layer="layout" svg:width="5.436cm" svg:height="1.371cm" svg:x="12.743cm" svg:y="19.645cm">
          <text:p text:style-name="P1"><text:span text:style-name="T1">collecting 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946cm" svg:y1="18.781cm" svg:x2="13.911cm" svg:y2="19.543cm">
          <text:p/>
        </draw:line>
        <draw:line draw:style-name="gr4" draw:text-style-name="P1" draw:layer="layout" svg:x1="15.639cm" svg:y1="18.781cm" svg:x2="15.639cm" svg:y2="19.492cm">
          <text:p/>
        </draw:line>
        <draw:line draw:style-name="gr4" draw:text-style-name="P1" draw:layer="layout" svg:x1="17.874cm" svg:y1="18.781cm" svg:x2="17.01cm" svg:y2="19.593cm">
          <text:p/>
        </draw:line>
        <draw:custom-shape draw:style-name="gr8" draw:text-style-name="P1" draw:layer="layout" svg:width="0.254cm" svg:height="0.254cm" svg:x="18.54cm" svg:y="5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9.041cm" svg:y="5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9.542cm" svg:y="5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436cm" svg:height="2.082cm" svg:x="9.352cm" svg:y="22.541cm">
          <text:p text:style-name="P1"><text:span text:style-name="T1">results of all mappin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652cm" svg:y1="21.22cm" svg:x2="10.211cm" svg:y2="22.591cm">
          <text:p/>
        </draw:line>
        <draw:line draw:style-name="gr4" draw:text-style-name="P1" draw:layer="layout" svg:x1="13.822cm" svg:y1="21.271cm" svg:x2="13.518cm" svg:y2="22.541cm">
          <text:p/>
        </draw:line>
        <draw:frame draw:style-name="gr6" draw:text-style-name="P4" draw:layer="layout" svg:width="3.254cm" svg:height="2.241cm" svg:x="1.526cm" svg:y="11.765cm">
          <draw:text-box>
            <text:p text:style-name="P4"><text:span text:style-name="T3">needs to be</text:span></text:p>
            <text:p text:style-name="P4"><text:span text:style-name="T3">completed until</text:span></text:p>
            <text:p text:style-name="P4"><text:span text:style-name="T3">pre synaptic</text:span></text:p>
            <text:p text:style-name="P4"><text:span text:style-name="T3">computations can</text:span></text:p>
            <text:p text:style-name="P4"><text:span text:style-name="T3">start</text:span></text:p>
          </draw:text-box>
        </draw:frame>
        <draw:custom-shape draw:style-name="gr7" draw:text-style-name="P1" draw:layer="layout" svg:width="0.508cm" svg:height="1.422cm" svg:x="4.729cm" svg:y="12.076cm">
          <text:p/>
          <draw:enhanced-geometry svg:viewBox="0 0 21600 21600" draw:text-areas="0 ?f0 ?f5 ?f2" draw:type="right-arrow" draw:modifiers="9717.87819253438 5373.4364019676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2.856cm" svg:height="1.843cm" svg:x="1.529cm" svg:y="19.34cm">
          <draw:text-box>
            <text:p text:style-name="P4"><text:span text:style-name="T3">needs to be</text:span></text:p>
            <text:p text:style-name="P4"><text:span text:style-name="T3">completed until</text:span></text:p>
            <text:p text:style-name="P4"><text:span text:style-name="T3">results can be</text:span></text:p>
            <text:p text:style-name="P4"><text:span text:style-name="T3">delivered</text:span></text:p>
          </draw:text-box>
        </draw:frame>
        <draw:custom-shape draw:style-name="gr7" draw:text-style-name="P1" draw:layer="layout" svg:width="0.508cm" svg:height="1.422cm" svg:x="4.732cm" svg:y="19.651cm">
          <text:p/>
          <draw:enhanced-geometry svg:viewBox="0 0 21600 21600" draw:text-areas="0 ?f0 ?f5 ?f2" draw:type="right-arrow" draw:modifiers="9717.87819253438 5373.4364019676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14.959cm" svg:height="1.44cm" svg:x="2.906cm" svg:y="1.054cm">
          <draw:text-box>
            <text:p text:style-name="P1">Outline of sequential and parallel processes in PAM</text:p>
            <text:p text:style-name="P1"><text:span text:style-name="T1">by Martin Pyk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Pyka</meta:initial-creator>
    <meta:creation-date>2015-05-29T09:38:54.073397201</meta:creation-date>
    <dc:date>2015-05-29T09:56:22.121698318</dc:date>
    <dc:creator>Martin Pyka</dc:creator>
    <meta:editing-duration>PT3M51S</meta:editing-duration>
    <meta:editing-cycles>3</meta:editing-cycles>
    <meta:generator>LibreOffice/4.2.8.2$Linux_X86_64 LibreOffice_project/420m0$Build-2</meta:generator>
    <meta:document-statistic meta:object-count="89"/>
  </office:meta>
</office:document-meta>
</file>